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2.2744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number-columns-repeated="2" table:default-cell-style-name="ce5"/>
        <table:table-column table:style-name="co3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SmartCar Current-Voltage-Power Monitoring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Wiring Diagram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nnection Tabl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date" office:date-value="2020-04-05">
            <text:p>04/05/2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1" office:value-type="string">
            <text:p>FROM</text:p>
          </table:table-cell>
          <table:table-cell table:style-name="ce1" office:value-type="string">
            <text:p>TO </text:p>
          </table:table-cell>
          <table:table-cell table:style-name="ce1" office:value-type="string">
            <text:p>Wire Color</text:p>
          </table:table-cell>
          <table:table-cell table:style-name="ce1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298 GND</text:p>
          </table:table-cell>
          <table:table-cell office:value-type="string">
            <text:p>INA219-3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98 5V</text:p>
          </table:table-cell>
          <table:table-cell office:value-type="string">
            <text:p>INA219-3 –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ttery GND</text:p>
          </table:table-cell>
          <table:table-cell office:value-type="string">
            <text:p>INA219-3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ttery 5V</text:p>
          </table:table-cell>
          <table:table-cell office:value-type="string">
            <text:p>INA219-3 <text:s/>+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A219-3 GND</text:p>
          </table:table-cell>
          <table:table-cell office:value-type="string">
            <text:p>INA219-4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A219-4 GND</text:p>
          </table:table-cell>
          <table:table-cell office:value-type="string">
            <text:p>INA219-1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A219-1 GND</text:p>
          </table:table-cell>
          <table:table-cell office:value-type="string">
            <text:p>INA219-2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A219-3 <text:s/>+</text:p>
          </table:table-cell>
          <table:table-cell office:value-type="string">
            <text:p>INA219-2 <text:s/>+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A219-2 <text:s/>+</text:p>
          </table:table-cell>
          <table:table-cell office:value-type="string">
            <text:p>INA219-1 <text:s/>+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A219-1 <text:s/>–</text:p>
          </table:table-cell>
          <table:table-cell office:value-type="string">
            <text:p>UNO 5V IN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A219-2 <text:s/>–</text:p>
          </table:table-cell>
          <table:table-cell office:value-type="string">
            <text:p>RPIZERO 5V IN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A219-1 <text:s/>GND</text:p>
          </table:table-cell>
          <table:table-cell office:value-type="string">
            <text:p>UNO GND IN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A219-2 GND</text:p>
          </table:table-cell>
          <table:table-cell office:value-type="string">
            <text:p>RPIZERO GND IN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RELESS VOUT</text:p>
          </table:table-cell>
          <table:table-cell office:value-type="string">
            <text:p>INA219-4 <text:s/>+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RELESS GND</text:p>
          </table:table-cell>
          <table:table-cell office:value-type="string">
            <text:p>INA219-4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A219-4 <text:s/>–</text:p>
          </table:table-cell>
          <table:table-cell office:value-type="string">
            <text:p>Battery CHG VIN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A219-4 GND</text:p>
          </table:table-cell>
          <table:table-cell office:value-type="string">
            <text:p>Battery CHG GND</text:p>
          </table:table-cell>
          <table:table-cell office:value-type="string">
            <text:p>BK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A219-1 I2C CONNECTOR</text:p>
          </table:table-cell>
          <table:table-cell office:value-type="string">
            <text:p>UNO 5V-GND-SCL-SDA</text:p>
          </table:table-cell>
          <table:table-cell office:value-type="string">
            <text:p>BK-R-WH-GN</text:p>
          </table:table-cell>
          <table:table-cell table:number-columns-repeated="1020"/>
        </table:table-row>
        <table:table-row table:style-name="ro1" table:number-rows-repeated="9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4/05/2020</text:date>, <text:time>18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Loyer</meta:initial-creator>
    <meta:creation-date>2020-04-05T18:04:38</meta:creation-date>
    <dc:date>2020-04-05T18:21:00</dc:date>
    <dc:creator>George Loyer</dc:creator>
    <meta:editing-duration>PT41S</meta:editing-duration>
    <meta:editing-cycles>2</meta:editing-cycles>
    <meta:generator>OpenOffice/4.1.5$Unix OpenOffice.org_project/415m1$Build-9789</meta:generator>
    <meta:printed-by>George Loyer</meta:printed-by>
    <meta:print-date>2020-04-05T18:20:49</meta:print-date>
    <meta:document-statistic meta:table-count="3" meta:cell-count="79" meta:object-count="0"/>
  </office:meta>
</office:document-meta>
</file>